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48a3" officeooo:paragraph-rsid="000d48a3" style:font-size-asian="15.75pt" style:font-size-complex="18pt"/>
    </style:style>
    <style:style style:name="P3" style:family="paragraph" style:parent-style-name="Standard">
      <style:text-properties fo:font-size="18pt" officeooo:rsid="00100191" officeooo:paragraph-rsid="00100191" style:font-size-asian="15.75pt" style:font-size-complex="18pt"/>
    </style:style>
    <style:style style:name="P4" style:family="paragraph" style:parent-style-name="Standard">
      <style:text-properties fo:font-size="18pt" officeooo:rsid="00125eae" officeooo:paragraph-rsid="00125eae" style:font-size-asian="15.75pt" style:font-size-complex="18pt"/>
    </style:style>
    <style:style style:name="P5" style:family="paragraph" style:parent-style-name="Standard">
      <style:text-properties fo:font-size="18pt" officeooo:rsid="001a8b1f" officeooo:paragraph-rsid="001a8b1f" style:font-size-asian="15.75pt" style:font-size-complex="18pt"/>
    </style:style>
    <style:style style:name="P6" style:family="paragraph" style:parent-style-name="Standard">
      <style:text-properties fo:font-size="18pt" officeooo:rsid="001f5da8" officeooo:paragraph-rsid="001f5da8" style:font-size-asian="15.75pt" style:font-size-complex="18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10a365" officeooo:paragraph-rsid="0010a365" style:font-size-asian="18pt" style:font-size-complex="18pt"/>
    </style:style>
    <style:style style:name="P9" style:family="paragraph" style:parent-style-name="Standard">
      <style:text-properties fo:font-size="18pt" officeooo:paragraph-rsid="0016db11" style:font-size-asian="18pt" style:font-size-complex="18pt"/>
    </style:style>
    <style:style style:name="P10" style:family="paragraph" style:parent-style-name="Standard">
      <style:text-properties fo:font-size="18pt" officeooo:rsid="001e83bf" officeooo:paragraph-rsid="001e83bf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9211e" fo:font-size="18pt" fo:font-weight="bold" officeooo:rsid="000bee81" officeooo:paragraph-rsid="000bee81" style:font-size-asian="15.75pt" style:font-weight-asian="bold" style:font-size-complex="18pt" style:font-weight-complex="bold"/>
    </style:style>
    <style:style style:name="P1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4ec9b0"/>
    </style:style>
    <style:style style:name="T5" style:family="text">
      <style:text-properties fo:color="#4fc1ff"/>
    </style:style>
    <style:style style:name="T6" style:family="text">
      <style:text-properties fo:color="#9cdcfe"/>
    </style:style>
    <style:style style:name="T7" style:family="text">
      <style:text-properties fo:color="#d4d4d4"/>
    </style:style>
    <style:style style:name="T8" style:family="text">
      <style:text-properties fo:color="#ce9178"/>
    </style:style>
    <style:style style:name="T9" style:family="text">
      <style:text-properties fo:font-variant="normal" fo:text-transform="none" style:font-name="Inter" fo:font-size="12pt" fo:letter-spacing="normal" fo:font-style="normal" fo:font-weight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loext:padding="0cm" loext:border="none"/>
    </style:style>
    <style:style style:name="T12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 Sources</text:p>
      <text:p text:style-name="Text_20_body"><text:span text:style-name="T3">A </text:span><text:span text:style-name="Source_20_Text"><text:span text:style-name="T3">data source </text:span></text:span><text:span text:style-name="T3">once created, can be used to create, update, and destroy infrastructure?</text:span></text:p>
      <text:p text:style-name="P12">True or False?</text:p>
      <text:p text:style-name="P2">False</text:p>
      <text:p text:style-name="P2"/>
      <text:p text:style-name="P2"/>
      <text:p text:style-name="Text_20_body"><text:span text:style-name="T3">A </text:span><text:span text:style-name="Source_20_Text"><text:span text:style-name="T3">data source </text:span></text:span><text:span text:style-name="T3">can be created using the </text:span><text:span text:style-name="Source_20_Text"><text:span text:style-name="T3">data </text:span></text:span><text:span text:style-name="T3">block.</text:span></text:p>
      <text:p text:style-name="P12">True or False?</text:p>
      <text:p text:style-name="P3">True</text:p>
      <text:p text:style-name="P3"/>
      <text:p text:style-name="Text_20_body"><text:span text:style-name="T3">A new configuration directory has been created at </text:span><text:span text:style-name="Source_20_Text"><text:span text:style-name="T3">/root/terraform-projects/project-lexcorp</text:span></text:span><text:span text:style-name="T3">. A </text:span><text:span text:style-name="Source_20_Text"><text:span text:style-name="T3">data source </text:span></text:span><text:span text:style-name="T3">block is defined in the </text:span><text:span text:style-name="Source_20_Text"><text:span text:style-name="T3">main.tf </text:span></text:span><text:span text:style-name="T3">file to read the contents of an existing file.<text:line-break/>There is also an output variable that uses reference expression to print the file content using this </text:span><text:span text:style-name="Source_20_Text"><text:span text:style-name="T3">data source</text:span></text:span><text:span text:style-name="T3">. However, there is something wrong!<text:line-break/>Troubleshoot and fix the issue.</text:span></text:p>
      <text:p text:style-name="Text_20_body"><text:span text:style-name="T3">When ready, run </text:span><text:span text:style-name="Source_20_Text"><text:span text:style-name="T3">terraform init, plan and apply </text:span></text:span><text:span text:style-name="T3">to create the datasource. The configuration should print the output variable correctly.</text:span></text:p>
      <text:p text:style-name="P8">Given code:</text:p>
      <text:p text:style-name="P7">output "os-version" {</text:p>
      <text:p text:style-name="P7">value = data.local_file.content</text:p>
      <text:p text:style-name="P7">}</text:p>
      <text:p text:style-name="P7">datasource "local_file" "os" {</text:p>
      <text:p text:style-name="P7">filename = "/etc/os-release"</text:p>
      <text:p text:style-name="P7">}</text:p>
      <text:p text:style-name="P3"/>
      <text:p text:style-name="P4"><text:soft-page-break/>Improvised code:</text:p>
      <text:p text:style-name="P7">output "os-version" {</text:p>
      <text:p text:style-name="P7">value = data.local_file.os.content</text:p>
      <text:p text:style-name="P7">}</text:p>
      <text:p text:style-name="P7">data "local_file" "os" {</text:p>
      <text:p text:style-name="P7">filename = "/etc/os-release"</text:p>
      <text:p text:style-name="P7">}</text:p>
      <text:p text:style-name="P4"/>
      <text:p text:style-name="Standard"><text:span text:style-name="T3">We have now created a new configuration file called </text:span><text:span text:style-name="Source_20_Text"><text:span text:style-name="T3">ebs.tf </text:span></text:span><text:span text:style-name="T3">within the same configuration directory we have been working on.<text:line-break/>What is the resource type that we are working with here?</text:span></text:p>
      <text:p text:style-name="P7">data "aws_ebs_volume" "gp2_volume" {</text:p>
      <text:p text:style-name="P7">most_recent = true</text:p>
      <text:p text:style-name="P7"/>
      <text:p text:style-name="P7">filter {</text:p>
      <text:p text:style-name="P7">name = "volume-type"</text:p>
      <text:p text:style-name="P7">values = ["gp2"]</text:p>
      <text:p text:style-name="P7">}</text:p>
      <text:p text:style-name="P7">}</text:p>
      <text:p text:style-name="P1"><text:tab/></text:p>
      <text:p text:style-name="P9">aws_ebs_volume</text:p>
      <text:p text:style-name="P9"/>
      <text:p text:style-name="Standard"><text:span text:style-name="T3">Once this </text:span><text:span text:style-name="Source_20_Text"><text:span text:style-name="T3">data source </text:span></text:span><text:span text:style-name="T3">is created, how do we fetch the </text:span><text:span text:style-name="Source_20_Text"><text:span text:style-name="T3">Volume Id </text:span></text:span><text:span text:style-name="T3">for the resource that is created in </text:span><text:span text:style-name="Source_20_Text"><text:span text:style-name="T3">AWS</text:span></text:span><text:span text:style-name="T3">?</text:span></text:p>
      <text:p text:style-name="P5">volume_id</text:p>
      <text:p text:style-name="P1"/>
      <text:p text:style-name="Text_20_body"><text:span text:style-name="T3">Another file called </text:span><text:span text:style-name="Source_20_Text"><text:span text:style-name="T3">s3.tf </text:span></text:span><text:span text:style-name="T3">has now been created. It too has a </text:span><text:span text:style-name="Source_20_Text"><text:span text:style-name="T3">data source </text:span></text:span><text:span text:style-name="T3">that will be used to read data of an existing </text:span><text:span text:style-name="Source_20_Text"><text:span text:style-name="T3">s3 </text:span></text:span><text:span text:style-name="T3">bucket.</text:span></text:p>
      <text:p text:style-name="P12">However, there is a mistake in the argument used. What is wrong here?</text:p>
      <text:p text:style-name="P7"/>
      <text:p text:style-name="P10"><text:soft-page-break/>Original code:</text:p>
      <text:p text:style-name="P7">data "aws_s3_bucket" "selected" {</text:p>
      <text:p text:style-name="P7">bucket_name = "bucket.test.com"</text:p>
      <text:p text:style-name="P7">}</text:p>
      <text:p text:style-name="P7"/>
      <text:p text:style-name="P10">Improvised code:</text:p>
      <text:p text:style-name="P7">data "aws_s3_bucket" "selected" {</text:p>
      <text:p text:style-name="P7">bucket = "bucket.test.com"</text:p>
      <text:p text:style-name="P7">}</text:p>
      <text:p text:style-name="P1"/>
      <text:p text:style-name="P6">bucket_name is not a valid argument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0:27:34.426729454</meta:creation-date>
    <dc:date>2024-04-24T10:37:43.842670017</dc:date>
    <meta:editing-duration>PT10M2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4" meta:paragraph-count="46" meta:word-count="280" meta:character-count="1728" meta:non-whitespace-character-count="1492"/>
  </office:meta>
</office:document-meta>
</file>